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avgame manager V0.2.4</text:p>
      <text:p text:style-name="Text_20_body">A tool by Pokedoc.</text:p>
      <text:p text:style-name="Text_20_body">(This Readme file is not completed yet!)</text:p>
      <text:h text:style-name="Heading_20_3" text:outline-level="3">1. Introduction</text:h>
      <text:p text:style-name="Standard">Thank you for your interest in this tool!</text:p>
      <text:p text:style-name="Standard"/>
      <text:p text:style-name="Standard">Savegame Manager is a homebrew tool designed to backup and restore saves from retail game cartridges for the Nintendo DS. Is is very similar to the popular Rudolph tools for backing up and restoring saves, however with a few differences:</text:p>
      <text:p text:style-name="Text_20_body"/>
      <text:p text:style-name="Text_20_body">- Supports Pokemon HG/SS/Black/White</text:p>
      <text:p text:style-name="Text_20_body">- Supports multiple backup methods in one tool: 3in1 (DS saves), WiFi/FTP (DS saves), GBA (GBA saves, no EEPROM-type saves)</text:p>
      <text:p text:style-name="Text_20_body">- Completely open source (GPL V2), should Nintendo change something, the program can be easily updated without reinventing the wheel</text:p>
      <text:p text:style-name="Text_20_body">- This tool does NOT support ROM dumping. It will never do. Any requests for ROM dumping support will be IGNORED!</text:p>
      <text:h text:style-name="Heading_20_3" text:outline-level="3">1.1 Known issues</text:h>
      <text:p text:style-name="Text_20_body">As it turned out during the testing phase, several flash cards exhibit a weird behaviour, interfering with this program. What follows is a list of known issues with specific flash cards. If your card is not on this list, then everything should work (or no one has tested it on your card yet).</text:p>
      <text:p text:style-name="Text_20_body"><text:span text:style-name="T1">Action Replay DSi</text:span>: The homebrew does <text:span text:style-name="T1">not</text:span> work on the AR DSi.You may need to manually apply a DLDI patch. (See section 3.1 for more instructions.)</text:p>
      <text:p text:style-name="Text_20_body"><text:span text:style-name="T1">Various R4 clones</text:span>: There are more R4 clones out there than anybody can count, some of which have various issues. I am trying to support them as well, but if it does not work yet, you are out of luck.</text:p>
      <text:p text:style-name="P1">Unsupported games:</text:p>
      <text:p text:style-name="Text_20_body">- Band Brothers DX/Jam with the Band. (After I finally got a cheap copy of Jam, I realised that the save chip has an additional protection. If you know how to access this chip, please contact me so I can add it.)</text:p>
      <text:h text:style-name="Heading_20_3" text:outline-level="3">1.2 Work in Progress</text:h>
      <text:p text:style-name="Text_20_body">I am continuously trying to improve the program, adding more features while not breaking anything. The following features are currently found on my list of things that I want to do:</text:p>
      <text:p text:style-name="Text_20_body">- (planned for 0.3.0) Finish this readme file. Even though there is always something that can be improvied, the file currently has some obviois holes which I am aiming to fill.</text:p>
      <text:p text:style-name="Text_20_body">- (planned for 0.3.0) Support for Slot 2 flash cards. If the tool is running from a Slot 2 flash card, it will try to detect that and dump/restore saves to Slot 2.</text:p>
      <text:p text:style-name="Text_20_body">- (planned for 0.3.0) Add an ini file option to support new save chips (done). Write a section how to do this (not done).</text:p>
      <text:p text:style-name="Text_20_body"><text:soft-page-break/>- Apply patches/fixes developed by the community.</text:p>
      <text:h text:style-name="Heading_20_3" text:outline-level="3">2. Setting everything up</text:h>
      <text:p text:style-name="Text_20_body">This tool does NOT work on the DSi/XL/3DS! No one seems to know how to fix this. (See section 4.1 if you can help with this.)</text:p>
      <text:p text:style-name="Text_20_body">Copy the "savegame_manager.nds" file to a convenient place on your microSD-card. Copy the "savegame_manager.ini" file into the root folder of your microSD-card. (You can also try to copy it into the same folder as the nds file; it depends on your Flash Card if this works. If you get an error message claiming thay your ini file was not found, it does not work, and you need to move it to the root folder.)</text:p>
      <text:p text:style-name="Text_20_body">The program now supports <text:span text:style-name="T1">translating</text:span> the messages. Look into the "lang" folder for a premade string file, or write your own (this should be based on template.ini). Uncomment the "language" option in the ini file and point it to where you copied the language file. If you don't use this option, the program will use hardcoded strings (english).</text:p>
      <text:p text:style-name="Text_20_body">If you get a "<text:span text:style-name="T1">DLDI error</text:span>" on start, your flash card is ancient and/or does not support auto-DLDI patching (because the program does not find your microSD-card). You will need to patch the program by hand, following the instructions in section 2.1</text:p>
      <text:p text:style-name="Text_20_body">Setting up the rest depends on the backup mode you want to use:</text:p>
      <text:p text:style-name="Text_20_body">- If you are running this program on a DSi/XL in DSi-mode (currently only the Cyclops iEvolution supports this), you will get an error message that the program does not work in this mode.</text:p>
      <text:p text:style-name="Text_20_body">- If you have an EZFlash 3in1 inserted in Slot 2, the program will enter 3in1 mode. See section 2.2 how to set this up.</text:p>
      <text:p text:style-name="Text_20_body">- If you have a GBA module inserted in Slot 2, the program will enter GBA mode. See section 2.3 for notes on this mode.</text:p>
      <text:p text:style-name="Text_20_body">- If none of the above is valid, the program will enter WiFi/FTP mode. See section 2.4 how to set this up.</text:p>
      <text:p text:style-name="Text_20_body">I am also hoping to support Slot 2 flash cards in the future.</text:p>
      <text:h text:style-name="Heading_20_3" text:outline-level="3">2.1 Setting up DLDI</text:h>
      <text:p text:style-name="Text_20_body">If you get a "DLDI error", you need to patch your flash card manually. (This needs to be done only once.) Go to</text:p>
      <text:p text:style-name="Text_20_body"><text:a xlink:type="simple" xlink:href="http://dldi.drunkencoders.com/index.php?title=End-user_instructions">http://dldi.drunkencoders.com/index.php?title=End-user_instructions</text:a></text:p>
      <text:p text:style-name="Text_20_body">and follow the instructions there. Next, you will need an apropriate DLDI driver for your flash card. The following list includes a list of drivers required to get your Flash Card running, and where to find them.</text:p>
      <text:p text:style-name="Text_20_body"><text:span text:style-name="T1">Action Replay DSi</text:span>: This hardware seems to require the "xxxx" DLDI driver, found "HERE", and even then, there are mixed reports of success; if Datel changed the hardware on their device without releasing a new DLDI driver, you are out of luck. And it will still not work on the DSi!</text:p>
      <text:p text:style-name="Text_20_body"><text:span text:style-name="T1">Various R4 clones</text:span>: depending on the hardware found on your R4, you will need one of the following DLDI drivers:</text:p>
      <text:p text:style-name="Text_20_body">...........</text:p>
      <text:h text:style-name="Heading_20_3" text:outline-level="3"><text:soft-page-break/>2.2 Setting up 3in1 mode</text:h>
      <text:p text:style-name="Text_20_body">The EZFlash 3in1 is a piece of hardware manufactured by Team EZFlash that serves as a memory expansion, rumble pack and GBA flash card, which is supported by pretty much every Slot 1 flash card out there.</text:p>
      <text:p text:style-name="Text_20_body">Other than keeping the 3in1 in Slot 2, you don't need any additional work to set everything up. As of V0.2.4, it work even if your 3in1 SRAM battery is dry. To backup/restore your save, select one of the options on the lower screen, and follow the instructions.</text:p>
      <text:h text:style-name="Heading_20_3" text:outline-level="3">2.3 Setting up GBA mode</text:h>
      <text:p text:style-name="Text_20_body">There should be nothing to set up here. Please keep in mind that "EEPROM"-type saves are not supported yet, since there is no documentation how to access this type on the DS. BATEK claims it can't be done. Rudolphs GBA backup tool (0.2+) supports it anyway, but it is closed source. If you can help, please see section 4.</text:p>
      <text:h text:style-name="Heading_20_3" text:outline-level="3">2.4 Setting up WiFi mode</text:h>
      <text:p text:style-name="Text_20_body">Okay, this may be a little bit complicated. You will need to set up two things: a compatible <text:span text:style-name="T1">wireless access point</text:span>, and an <text:span text:style-name="T1">FTP server</text:span> running on a computer behind your access point. (This only needs to be done once.)</text:p>
      <text:h text:style-name="Heading_20_3" text:outline-level="3">2.4.1 The FTP server</text:h>
      <text:p text:style-name="Text_20_body">An FTP server provides a directory on your PC where you can store and retrieve data from any compatible FTP client. The homebrew implements a very rudimentary FTP client, mostly tailored to the compact FTP server smallftpd. Other FTP servers may or may not work. I strongly suggest that you use this server, though: it is free, non-intrusive (delete the directory, and it should be gone for good), and it works with the homebrew.</text:p>
      <text:p text:style-name="Text_20_body"><text:span text:style-name="T1">Windows XP: smallftpd</text:span>. Download and unpack smallftpd-1.0.3-fix (Google is your friend). Double-click on the file "smallftpd.exe", and open "Settings/General". Take note of the <text:span text:style-name="T1">FTP port</text:span> (should be 21). Next, open "Settings/Advanced" and <text:span text:style-name="T1">tick the box</text:span> "Use local IP". Finally, open "Settngs/Users". Click "Add", and enter a <text:span text:style-name="T1">username</text:span> into the box "Login" and a <text:span text:style-name="T1">password</text:span> into the box "password". Finally, click the button "Add" next to the "Directories" field. Leave "virtual path" as is, and <text:span text:style-name="T1">select a directory</text:span> in "physical path". This is where your saves will go on your computer. Finally, click "add" next to the "Permissions" field, and <text:span text:style-name="T1">make sure that the "permissions" field says "LRW"</text:span>, or you will not be able to dump your files.</text:p>
      <text:p text:style-name="Text_20_body">After statting the program, you will need to press the yellow "play" button to start the server (or you can tick the "autostart" box in the basic setings).</text:p>
      <text:p text:style-name="Text_20_body"><text:span text:style-name="T1">Other FTP servers</text:span> will be added as a working set of parameters has been found out.</text:p>
      <text:p text:style-name="Text_20_body">Next, open the savegame_manager.ini file and edit the following fields (enter the same values you entered in the FTP server):</text:p>
      <text:p text:style-name="Text_20_body">ftp_user = <text:span text:style-name="T1">username</text:span></text:p>
      <text:p text:style-name="Text_20_body">ftp_pass = <text:span text:style-name="T1">password</text:span></text:p>
      <text:p text:style-name="Text_20_body">ftp_port = <text:span text:style-name="T1">FTP port</text:span></text:p>
      <text:p text:style-name="Text_20_body">The fourth entry will be found in the next section.</text:p>
      <text:p text:style-name="Text_20_body"><text:span text:style-name="T1">Other FTP servers</text:span> will be added as a working set of parameters has been found out.</text:p>
      <text:h text:style-name="Heading_20_3" text:outline-level="3"><text:soft-page-break/>2.4.2 The access point</text:h>
      <text:p text:style-name="Text_20_body">The access point (AP) is where your DS logs in to connect to your computer.<text:span text:style-name="T1">You will need an AP </text:span><text:span text:style-name="T1">with "insecure" settings</text:span>, since the DS can only do WEP encryption (which is insecure). If you got a wireless AP from your internet provider, you may not want to disable encryption, opening your network to hackers. Instead, you can opt to buy a cheap USB WiFi stick and transform it into a wireless access point. <text:span text:style-name="T1">Do not buy any USB stick, you need a specific "chipset" for this to work!</text:span></text:p>
      <text:p text:style-name="Text_20_body">The manufacturer Ralink is offering drivers for all Ralink-based USB sticks that allows to run the device in SoftAP mode (which is what you want). Unfortunately, Ralink is not selling its devices using their own name; instead, you need to find a device which happens to be running with a Ralink chipset. Practically no stick advertises this (and most manufacturers use "crippled" drivers which offer NO SoftAP mode). You will need to use Google and a small amount of guesswork to find a compatible device. (Some online traders may even send you a "compatible"/"comparable" product, which might use a wrong chipset.)</text:p>
      <text:p text:style-name="Text_20_body">Known brands which <text:span text:style-name="T1">often</text:span> use <text:s/>the correct chipset include Hama, ... (more will be added as it is discovered).</text:p>
      <text:p text:style-name="Text_20_body">After you found a compatible chipset, you can download a driver from the Ralink web site. Insert the stick, right-click on the "Rx" icon which should have appeared in your systray, next to your clock, and select "switch to AP mode". After some time, a cofig window should pop up. Select an SSID (a name) for your AP (e.g. "NDS"), and make sure that your SSID is <text:span text:style-name="T1">not hidden</text:span>.</text:p>
      <text:p text:style-name="Text_20_body">From this point, all you need is to plug your WiFi stick in your PC to connect to your DS, and remove it later.</text:p>
      <text:p text:style-name="Text_20_body">Now, start any game that uses the wireless connection on your DS, and elect the "configure Nintendo WiFi connection" on the title screen. Set up a connection to the WiFi SoftAP which you just configured; if the test connection works, your DS is now ready to connect to the FTP server.</text:p>
      <text:p text:style-name="Text_20_body">Now you only need to discover the P address of your computer. On Windows, press "Start/Control Panel", and in the opening window "Network and Internet Connections/Network Connections". You will now see a list of network connections on your computer. Select one connection that has no red "x", and figure out your <text:span text:style-name="T1">IP address</text:span> (using right-click / "Properties", or the properties settings in the left info bar). If you see multiple IP addresses, it is not always trivial to get the correct one; just keep trying until you find one that works. (If the program complains about not finding an FTP server, you probably got a wrong address.)</text:p>
      <text:p text:style-name="Text_20_body">And now, everything should be set up. For future use, just plug in the USB stick, and the rest <text:span text:style-name="T1">should</text:span> work automatically on any Windows from XP onwards. (On Vista/7, you may need to tweak something with your Firewall or other settings. I am still running XP, so I don't know what might go wrong. My experience tells me that something will go wrong, though.)</text:p>
      <text:h text:style-name="Heading_20_3" text:outline-level="3">2.4.3 Link quality</text:h>
      <text:p text:style-name="Text_20_body">The WiFi link quality can vary depending on your distance to your access point, the load of your PC, or the current humidity (yes, it can be <text:span text:style-name="T1">that</text:span> bad). The program will take considerable effort to get everything to/from your WiFi server, but under some circumstances, it is just <text:span text:style-name="T1">slow</text:span>. You will get a warning if your connection is slow, but in general, the save data will make it to your DS. However, interruptions of a few seconds are possible, in this case, just try to get closer to your access point. (If nothing hapens after about one minute, though, you better restart the program and retry.)</text:p>
      <text:h text:style-name="Heading_20_3" text:outline-level="3">3. Using the homebrew</text:h>
      <text:p text:style-name="Text_20_body">No matter which mode the program is running in, the usage of the program is very similar. You will <text:soft-page-break/>get a choice of three options on the lower screen: "Backup", "Restore" and "Delete". The first two options are for dumping your save or writing a save back to your retail cartridge.</text:p>
      <text:h text:style-name="Heading_20_3" text:outline-level="3">3.1 Backup</text:h>
      <text:p text:style-name="Text_20_body">First, you will be prompted to remove your flash card and replace it with a retail game cartridge. The program will identify the retail cartridge and the save chip (plus the infrared device, if you are using a Pokemon game).</text:p>
      <text:p text:style-name="Text_20_body">In 3in1 mode, the save will now be written to your 3in1, and you will be prompted to reboot your DS and restart the program. Other backup model will directly continue to the following part.</text:p>
      <text:p text:style-name="Text_20_body">You will now need to select an existing file to overwrite, or press (L+R) if you want to write a new file without overwriting anything. In FTP mode, it will take a few seconds to present you the existing files in your target directory.</text:p>
      <text:p text:style-name="Text_20_body">If you selected a new file, the program will now search for an unused filename based on the game title. After finding the new filename, the save will be dumped. How long this takes depends on the save size and the backup path. (FTP, in general, is slower than other options.)</text:p>
      <text:h text:style-name="Heading_20_3" text:outline-level="3">3.2 Restore</text:h>
      <text:p text:style-name="Text_20_body">Restoring a save is easier than dumping it. You will first be prompted to select a filename, and then, this filename will be loaded into memory. Then you will be asked to replace the flash card with a target game cartridge. And finally, the save will be restored.</text:p>
      <text:h text:style-name="Heading_20_3" text:outline-level="3">3.3 Delete</text:h>
      <text:p text:style-name="Text_20_body">It is very likely that you will never need this. It will delete your save WITHOUT BACKUP, your cartridge will be reset as if you had just bought it. This might be useful to reset some once-per-cartridge features (e.g. Manaphy Eggs on Pokemon Ranger).</text:p>
      <text:p text:style-name="Text_20_body">For your own safety, this option is protected by multiple warnings and a quite unintuitive button combination.</text:p>
      <text:h text:style-name="Heading_20_3" text:outline-level="3">4. Help Wanted</text:h>
      <text:p text:style-name="Text_20_body">Yes, you can help developing this tool. There are several points that do not work yet, mainly due to a lack of knowledge of some details on the DS. If you know how to do any of the following things, feel free to contact me (<text:a xlink:type="simple" xlink:href="http://www.projectpokemon.org/">www.projectpokemon.org</text:a>, username: Pokedoc).</text:p>
      <text:p text:style-name="Text_20_body">Right now, I need help with the following points:</text:p>
      <text:p text:style-name="Text_20_body">- <text:span text:style-name="T1">DSi Slot 1 access</text:span>. After removing the cartridge in Slot 1 and inserting anything else, it is no longer possible to access the game cartridge, and therefore, the game save. This might be related to the DSi not restoring power to Slot 1 after switching a cartridge. The System Menu does manually restore the power, so it should be possible to do on a DSi-mode flash card, but no one found out how (or bothered to document it).</text:p>
      <text:p text:style-name="Text_20_body">- <text:span text:style-name="T1">DSi SD-slot access</text:span>. According to the current state of knowledge, the SD slot is locked out after anything runs from Slot 1, including flash cards. Maybe it is possible to unlock it, but no one knows how.</text:p>
      <text:p text:style-name="Text_20_body">- <text:span text:style-name="T1">WPA encryption</text:span>. The DSi supports WPA encryption in hardware, and (as you may have guessed), no one seems to have understood it yet.</text:p>
      <text:p text:style-name="Text_20_body">- <text:span text:style-name="T1">GBA EEPROM backup</text:span>. GBATEK claims it can't be done, Rudolph demonstrated that it can be done. But he told no one how it can be done. So, if you happen to know how to reach the save on <text:soft-page-break/>EEPROM-type GBA cartridges, please share this knowledge so that the GBA mode can be finished.</text:p>
      <text:h text:style-name="Heading_20_3" text:outline-level="3">5. FAQs</text:h>
      <text:p text:style-name="Text_20_body">Q: Is it safe?</text:p>
      <text:p text:style-name="Text_20_body">A: It should be. I have put considerable amount of work in the program to prevent saves from being deleted, and pretty much everything is double-checked before anything is done to your retail cartridge. In FTP mode, the entire save is loaded from the server before your save is touched, so if your wireless connection should die at the wrong point, your game will remain safe.</text:p>
      <text:p text:style-name="Text_20_body"/>
      <text:p text:style-name="Text_20_body">Q: I am getting a zero-sized save size!</text:p>
      <text:p text:style-name="Text_20_body">A: Ah, this means that Nintendo is using a new save chip, which is not known to the homebrew yet. I am planing to add a new ini file option that will be able to add new save types on-the-fly, but it is not ready yet. Should be done for V0.3.0 (crosses fingers)</text:p>
      <text:p text:style-name="Text_20_body"/>
      <text:p text:style-name="Text_20_body">Q: Band Brothers DX/Jam With the Band is not recognised!</text:p>
      <text:p text:style-name="Text_20_body">A: Well, yeah, that is because BBDX/Jam has some additional safety features preventing you from accessing the save. There is another tool, bbdxsave (by deufeufeu), which is tailored to this game. His site is down, and I won't reverse engineer this myself, but if you know how to get his source code, contact me, and I will add it to my tool.</text:p>
      <text:p text:style-name="Text_20_body"/>
      <text:p text:style-name="Text_20_body">Q: I can't dump saves using WiFi!</text:p>
      <text:p text:style-name="Text_20_body">A: Make sure that you have WRITE access on your FTP server. Smallftpd only gives you read access by default.</text:p>
      <text:p text:style-name="Text_20_body"/>
      <text:p text:style-name="Text_20_body">Q: My game is recognised as "Flash (? kB, ID:(something))"!</text:p>
      <text:p text:style-name="Text_20_body">A: This means that Nintendo introduced a new save chip, which is not yet recognised by the program. But don't worry, there is a way around this. Note the "(something)", which should be a 6-digit string (maybe also 4 digits only). This is the "model number", the so-called JEDEC ID of the chip on your game. Next, you will need to track fown the manufacturer of this chip and determine the memory capacity, as a logarithm to the base of 2. (There is no easy way to do this, but Google should help.)</text:p>
      <text:p text:style-name="Text_20_body">Then, add the following lines to the ini file:</text:p>
      <text:p text:style-name="Text_20_body">[new chips]</text:p>
      <text:p text:style-name="Text_20_body">1-id=(the JEDEC ID)</text:p>
      <text:p text:style-name="Text_20_body">1-size=(the size as a logarithm of 2)</text:p>
      <text:p text:style-name="Text_20_body">If there is already a "new chips" section, just increase the initial number, the program supports 16 different entries. Which you should never need, actually.</text:p>
      <text:p text:style-name="Text_20_body">With this modified ini file, the program should work. (I have not tested it yet...)</text:p>
      <text:h text:style-name="Heading_20_3" text:outline-level="3">6. Acknowledgements</text:h>
      <text:p text:style-name="Text_20_body">Many thanks to everybody who contributed to this development, either directly or indirectly. If you believe that your name should appear here, just contact me.</text:p>
      <text:p text:style-name="Text_20_body"><text:soft-page-break/>- Thomas Pfau, for his compact FTP library</text:p>
      <text:p text:style-name="Text_20_body">- Simon White, for his ini-parsing library</text:p>
      <text:p text:style-name="Text_20_body">- Everybody at projectpokemon.org who was willing to beta-test this software.</text:p>
      <text:p text:style-name="Text_20_body">- Everybody who has ever contributed on devkitpro. Keep up that good work!</text:p>
      <text:h text:style-name="Heading_20_1" text:outline-level="1">7. Contacting me</text:h>
      <text:p text:style-name="Text_20_body">Due to a rather stressful Real Life, I am restricting contact related to this program to the projectpokemon.org community. If you have issues, improvements or anything else, feel free to send me a PM (Pokedoc). I can't promise you a fast answer, but I will eventually be able to rep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9M38S</meta:editing-duration>
    <meta:editing-cycles>60</meta:editing-cycles>
    <meta:generator>LibreOffice/3.3$Win32 LibreOffice_project/330m19$Build-202</meta:generator>
    <dc:date>2011-05-20T18:38:24.04</dc:date>
    <dc:creator>Mark Siewert</dc:creator>
    <meta:document-statistic meta:table-count="0" meta:image-count="0" meta:object-count="0" meta:page-count="7" meta:paragraph-count="113" meta:word-count="3141" meta:character-count="17491"/>
    <meta:user-defined meta:name="Info 1"/>
    <meta:user-defined meta:name="Info 2"/>
    <meta:user-defined meta:name="Info 3"/>
    <meta:user-defined meta:name="Info 4"/>
  </office:meta>
</office:document-meta>
</file>